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Обычный" style:family="paragraph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Обычный" style:family="paragraph">
      <style:paragraph-properties fo:text-align="center"/>
    </style:style>
  </office:automatic-styles>
  <office:body>
    <office:text text:use-soft-page-breaks="true">
      <text:p text:style-name="P1">Вступление<text:s/></text:p>
      <text:p text:style-name="Обычный"><text:span text:style-name="T2">29 Августа- день, когда мир, как состояние без войны<text:s/></text:span><text:span text:style-name="T3">стал прочным. Когда окончательно стало ясно, что новая мировая война будет последней в человеческой<text:s/></text:span><text:span text:style-name="T4">цивилизации. День, когда мы окончательно и бесповоротно остановили вариант демократизации, как тот, который б</text:span><text:span text:style-name="T5">ыл продемонстрирован в Хиросиме и Накагасаки. 29 Августа 1949 года, на полигоне в Семип</text:span><text:span text:style-name="T6">а</text:span><text:span text:style-name="T7">латинске успешно был</text:span><text:span text:style-name="T8">а испытана первая Советская атомная бомба. Только с этого момента наше противостояние с США напоминает положение весов</text:span><text:span text:style-name="T9">,<text:s/></text:span><text:span text:style-name="T10">на каждой чаше из которой одинаковый груз.<text:s/></text:span><text:tab/><text:s/></text:p>
      <text:p text:style-name="Обычный"/>
      <text:p text:style-name="P11"><text:span text:style-name="T12">Первый шаги к бомбе</text:span></text:p>
      <text:p text:style-name="P13"/>
      <text:p text:style-name="Обычный"><text:span text:style-name="T14">1</text:span><text:span text:style-name="T15">938 год- Открытие Отто Гана и Фрица Штрассмана</text:span><text:span text:style-name="T16">, доказавш</text:span><text:span text:style-name="T17">его</text:span><text:span text:style-name="T18">, что управляемая ядерная реакция возможна. <text:s/></text:span></text:p>
      <text:p text:style-name="P19">1939 год- Открытие цепной реакции<text:s/>деления<text:s/>ядер<text:s/>урана, сопровождающаяся выделением колоссальной энергии, что<text:s/>могло<text:s/>свидетельствовать о реальной перспективе<text:s/>создания<text:s/>атомного взрывчатого вещества и оружия на его основе.<text:s/><text:s/></text:p>
      <text:p text:style-name="P20">В мае<text:s/>1940- Работы Французских<text:s/>ученных<text:s/>были свернуты</text:p>
      <text:p text:style-name="P21">Разработки немецких физиков, продолжавшиеся почти до конца войны, так и не привели к практическим результатов</text:p>
      <text:p text:style-name="P22">Весна 1941- Британские ученные достигли значительного прогресса</text:p>
      <text:p text:style-name="P23">1942-<text:s/>Великобритания приняла предложение США делать атомное оружие совместно. Основная производственная база создавалась за океаном. Англичане должны были<text:s/>передавать Американцам результаты своих секретных разработок. Американская сторона, получив информацию, в дальнейшем не допустила британских партнеров к продолжению исследований. Внимание президента<text:s/>США<text:s/>Рузвельта<text:s/>на проблему ядерного оружия обратили физики, это произошло осенью 1939 года, письмо президенту подписал Альберт Эйнштейн.<text:s/></text:p>
      <text:p text:style-name="P24">6 декабря 1941 года- Белый дом принял атомную программу к реализации и выделил все необходимые средства и ресурсы. К “Манхетонскому проекту”<text:s/>были привлечены сотни тысяч людей, руководителем проекта был назначен Грофс, во главе работ по строительству уран-графитового реактора стал Ферми, работы по созданию конструкции атомной бомбы возглавил Опенгеймер.</text:p>
      <text:p text:style-name="P25">16 июля 1945 года- На полигоне Тринити было произведено первое в мире испытание ядерного оружия</text:p>
      <text:p text:style-name="P26">6 Августа 1945 года- США произвели атомную бомбардировку в Хиросиме, 9 Августа- В Нагасаки. <text:s/><text:s/></text:p>
      <text:p text:style-name="P27">Первый атомный взрыв и особенно демонстративное применение американцами атомного оружия<text:s/>в Японии, советское правительство истолковало, как атомный шантаж СССР, как угрозу развязывания новой и еще более страшной<text:s/>и опустошительной<text:s/>войны.</text:p>
      <text:p text:style-name="P28">Изначально<text:s/>вектором<text:s/>исследований<text:s/>ядерной реакции<text:s/>в СССР<text:s/>было развитие науки<text:s/>и последующее использование<text:s/>реакции<text:s/>в промышленности. Однако заинтересованность всего мира и нацеленность<text:s/>его на<text:s/>боевой мощи<text:s/>открытия<text:s/>сформировали<text:s/>основные цели работы с ураном, в основе которых лежала идеология<text:s/>о господстве на<text:s/>рынке власти и силы, так называемый атомный паритет.</text:p>
      <text:p text:style-name="P29"><text:s/></text:p>
      <text:p text:style-name="P30"/>
      <text:p text:style-name="Обычный"/>
      <text:p text:style-name="Обычный"/>
      <text:p text:style-name="P31">Начало работ в СССР</text:p>
      <text:p text:style-name="Обычный">Началом работ по делению ядра в СССР можно считать 1920-е годы</text:p>
      <text:p text:style-name="Обычный">В Ноябре 1921 года был основан Государственный Физико-Технический Рентгенологический институт, который более 3-х десятилетий возглавлял Абрам Иорфе.</text:p>
      <text:p text:style-name="Обычный">С началом 1930- Ядерная физика становится одним из основных направлений отечественной физической науки</text:p>
      <text:p text:style-name="Обычный">1939 год- Харритон, Френкель и<text:s/>Лейпунский обосновали возможность протекания в уране цепной ядерной реакции деления. Физиками<text:s/>Зельдовичем и Харитоном был выполнен расчет критической массы уранового заряда, а ученные Маслов и Шпинель в октябре 1941 года получили свидетельство на изборетение об использовании урана в качестве взрывчатого или токсичного вещества.</text:p>
      <text:p text:style-name="Обычный">Советские физики в этот период подошли к теоретическому решению проблемы создания ядерного оружия, однако после начала войны, работы по урановой проблеме были приостановлены.</text:p>
      <text:p text:style-name="Обычный">В 1941 году в СССР начали поступать разведанные из США и Великобритании о развертывании интенсивной работы по созданию ядерного оружия и Манхетонскому проекту. Советский физик Георгий<text:s/>Флеров<text:s/>направил ряд писем о необходимости продолжения<text:s/>работ по урану, отмечая прекращение упоминания урановой тематики в западной научной печати</text:p>
      <text:p text:style-name="Обычный">28<text:s/>Сентября1942 было принято постановление об организации работ по урану, эта дата считается стартом советского ядерного проекта.</text:p>
      <text:p text:style-name="Обычный">Специально для производства первой советской бомбы была создана лаборатория номер 2.</text:p>
      <text:p text:style-name="Обычный">Для руководства<text:s/>вновь созданной структуры<text:s/>искали относительно молодого и талантливого физика, чтобы решение атомной проблемы стало единственным делом его жизни.</text:p>
      <text:p text:style-name="Обычный">Первоначально список кандидатур состоял из 50-и<text:s/>фамилий Бери предложил остановить выбор на Курчатове.</text:p>
      <text:p text:style-name="Обычный"/>
      <text:p text:style-name="Обычный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l Lenkin</meta:initial-creator>
    <dc:creator>Danil Lenkin</dc:creator>
    <meta:creation-date>2024-09-14T09:20:00Z</meta:creation-date>
    <dc:date>2024-09-14T09:20:00Z</dc:date>
    <meta:template xlink:href="Normal.dotm" xlink:type="simple"/>
    <meta:editing-cycles>1</meta:editing-cycles>
    <meta:editing-duration>PT0S</meta:editing-duration>
    <meta:document-statistic meta:page-count="1" meta:paragraph-count="8" meta:word-count="662" meta:character-count="4431" meta:row-count="31" meta:non-whitespace-character-count="3777"/>
  </office:meta>
</office:document-meta>
</file>